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3333ff"/>
    </style:style>
    <style:style style:name="ce5" style:family="table-cell" style:parent-style-name="Default">
      <style:table-cell-properties fo:wrap-option="wrap"/>
      <style:text-properties fo:color="#3333ff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fo:color="#3333ff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3333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33ff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8"/>
        <table:table-row table:style-name="ro1">
          <table:table-cell office:value-type="string" calcext:value-type="string">
            <text:p>- O Agente não sabe em quanto sua energia aumenta antes de comer a fruta;</text:p>
          </table:table-cell>
          <table:table-cell/>
        </table:table-row>
        <table:table-row table:style-name="ro1">
          <table:table-cell office:value-type="string" calcext:value-type="string">
            <text:p>- Ao chegar à fonte, a Energia do Agente deve ser o mínima(-&gt;0);</text:p>
          </table:table-cell>
          <table:table-cell/>
        </table:table-row>
        <table:table-row table:style-name="ro1">
          <table:table-cell office:value-type="string" calcext:value-type="string">
            <text:p>- Se treinar, o agente deverá comer entre 300 e 400 frutas considerado /todas execuções.</text:p>
          </table:table-cell>
          <table:table-cell/>
        </table:table-row>
        <table:table-row table:style-name="ro1">
          <table:table-cell office:value-type="string" calcext:value-type="string">
            <text:p>- Utilizar ID3 para aprender energia das frutas pelos atributos delas.</text:p>
          </table:table-cell>
          <table:table-cell/>
        </table:table-row>
        <table:table-row table:style-name="ro1">
          <table:table-cell table:style-name="ce2" office:value-type="string" calcext:value-type="string">
            <text:p>---</text:p>
          </table:table-cell>
          <table:table-cell/>
        </table:table-row>
        <table:table-row table:style-name="ro1">
          <table:table-cell table:style-name="ce3" office:value-type="string" calcext:value-type="string">
            <text:p>REQUISITOS</text:p>
          </table:table-cell>
          <table:table-cell table:style-name="ce9" office:value-type="string" calcext:value-type="string">
            <text:p>STATUS</text:p>
          </table:table-cell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- O usuário deve determinar a quantidade de execuções para o jogo;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usário deve escolher uma opção de jogo entre Treinar ou Testar;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usuário deve escolher entre a heurística entre Zero ou Manhattan;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Se Manhattan, criar a heurística pela distância de Manhattan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Se Zero, criar a heurística como zero para todos as posições do labirint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Desenhar o Labirinto do Jogo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jogo termina se atingir o número de execuções definido pelo usuári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2">
          <table:table-cell table:style-name="ce6" office:value-type="string" calcext:value-type="string">
            <text:p>- Ao fim de cada execução, o programa deve imprimir um arquivo de texto (.arff) contendo os atributos (incluindo energia) de todas as frutas que ele comeu. Ex:</text:p>
          </table:table-cell>
          <table:table-cell table:style-name="ce12" office:value-type="string" calcext:value-type="string" table:number-columns-spanned="1" table:number-rows-spanned="3">
            <text:p>OK</text:p>
          </table:table-cell>
        </table:table-row>
        <table:table-row table:style-name="ro1">
          <table:table-cell table:style-name="ce6" office:value-type="string" calcext:value-type="string">
            <text:p><text:s text:c="8"/>&lt;madureza&gt;,&lt;carboidratos&gt;,&lt;fibras&gt;,&lt;proteínas&gt;,&lt;lipídeos&gt;,&lt;energia&gt;</text:p>
          </table:table-cell>
          <table:covered-table-cell table:style-name="ce10"/>
        </table:table-row>
        <table:table-row table:style-name="ro1">
          <table:table-cell table:style-name="ce6" office:value-type="string" calcext:value-type="string">
            <text:p><text:s text:c="8"/>verde,alta,alta,alta,alta,50</text:p>
          </table:table-cell>
          <table:covered-table-cell table:style-name="ce10"/>
        </table:table-row>
        <table:table-row table:style-name="ro2">
          <table:table-cell table:style-name="ce6" office:value-type="string" calcext:value-type="string">
            <text:p>- Ao fim de cada execução, imprimir um arquivo com o caminho, seu custo, energia final do agente, e se chegou ao destino, e se chegou vivo (atributos do Agente)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7" office:value-type="string" calcext:value-type="string">
            <text:p>---</text:p>
          </table:table-cell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6" office:value-type="string" calcext:value-type="string">
            <text:p>AGENTE</text:p>
          </table:table-cell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6" office:value-type="string" calcext:value-type="string">
            <text:p>- O Agente começa numa posição (i=S0)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Agente se desloca por LRTA* até o destino (d=Sg)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Uma execução termina quando o agente chega ao destin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Se Testar, a execução termina também se o Agente ficar com menos de 75kcal <text:span text:style-name="T1">(</text:span>morreu<text:span text:style-name="T1">)</text:span>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Agente deve armazezar a sequencia de estados que ele visita <text:span text:style-name="T1">(</text:span>caminho<text:span text:style-name="T1">)</text:span>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Agente deve armazenar sua energia (i=250kcal) 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Agente deve armazenar que chegou ao destin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Agente deve armazenar se morreu sem energia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Agente armazena uma heurística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Agente armazena o custo atual do caminh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A cada passo, o agente atualiza sua herística (conforme LRTA*)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A cada passo, o agente atualiza o custo atual do caminho:</text:p>
          </table:table-cell>
          <table:table-cell table:style-name="ce12" office:value-type="string" calcext:value-type="string" table:number-columns-spanned="1" table:number-rows-spanned="3">
            <text:p>OK</text:p>
          </table:table-cell>
        </table:table-row>
        <table:table-row table:style-name="ro1">
          <table:table-cell table:style-name="ce6" office:value-type="string" calcext:value-type="string">
            <text:p><text:s text:c="8"/>-Movimento Horizontal/Vertical: 1.0</text:p>
          </table:table-cell>
          <table:covered-table-cell table:style-name="ce10"/>
        </table:table-row>
        <table:table-row table:style-name="ro1">
          <table:table-cell table:style-name="ce6" office:value-type="string" calcext:value-type="string">
            <text:p><text:s text:c="8"/>-Movimento Diagonal: 1.5</text:p>
          </table:table-cell>
          <table:covered-table-cell table:style-name="ce10"/>
        </table:table-row>
        <table:table-row table:style-name="ro1">
          <table:table-cell/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6" office:value-type="string" calcext:value-type="string">
            <text:p>- Colocar uma fruta em cada posição livre do labirinto, menos So e Sg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As Frutas devem ser colocadas aleatóriamente a cada execuçã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Se Treinar, o Agente deve comer todas as frutas (max aprendizado)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Deletar a Fruta do Labirinto após comer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Agente deve armazenar todas as Frutas que ele come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2">
          <table:table-cell table:style-name="ce6" office:value-type="string" calcext:value-type="string">
            <text:p>- O Agente deve ser capaz de coletar os atributos da fruta da posição em que ele está, antes de comer (menos energia)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- Se Testar, o Agente deve estimar a energia de uma fruta baseado em seus atributos;</text:p>
          </table:table-cell>
          <table:table-cell/>
        </table:table-row>
        <table:table-row table:style-name="ro1">
          <table:table-cell table:style-name="ce6" office:value-type="string" calcext:value-type="string">
            <text:p>- Se Testar, O Agente deve decidir entre deixar, comer ou guardar a Fruta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ENERGI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6" office:value-type="string" calcext:value-type="string">
            <text:p>- A energia deve ser atualizada a cada movimento: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Descontar a energia de comer a fruta (15kcal), se ele comeu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Incrementar a energia fornecida pela fruta, se ele comeu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Descontar a energia do movimento (75kcal)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Descontar a energia de das frutas guardadas (5kcal*frutas guardadas)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/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6" office:value-type="string" calcext:value-type="string">
            <text:p>FRUTA</text:p>
          </table:table-cell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6" office:value-type="string" calcext:value-type="string">
            <text:p>- Uma fruta tem todo os atributos da tabela <text:span text:style-name="T1">(</text:span>lipideos, carboidratos, ...<text:span text:style-name="T1">)</text:span>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valores dos atributos são sorteados aleatóriamente para cada fruta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Um valor de energia deve ser calculado conforme os valores de seus atributos e a tabela 2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2">
          <table:table-cell table:style-name="ce6" office:value-type="string" calcext:value-type="string">
            <text:p>- O valor dos atributos deve ser conhecido pelo Agente (public) antes de comê-la (menos a energia).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 table:number-rows-repeated="104851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01:50:49.688758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8:03:33.330954860</meta:creation-date>
    <dc:date>2017-11-25T06:30:11.911453049</dc:date>
    <meta:editing-duration>PT7H16M5S</meta:editing-duration>
    <meta:editing-cycles>15</meta:editing-cycles>
    <meta:generator>LibreOffice/5.1.6.2$Linux_X86_64 LibreOffice_project/10m0$Build-2</meta:generator>
    <meta:document-statistic meta:table-count="1" meta:cell-count="98" meta:object-count="0"/>
  </office:meta>
</office:document-meta>
</file>